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ffcc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9999" draw:textarea-horizontal-align="justify" draw:textarea-vertical-align="middle" draw:auto-grow-height="false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00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hatch" draw:fill-color="#ffffff" draw:fill-hatch-name="Red_20_Crossed_20_45_20_Degrees" draw:fill-hatch-solid="tru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hatch" draw:fill-color="#ffffff" draw:fill-hatch-name="Blue_20_Crossed_20_45_20_Degrees" draw:fill-hatch-solid="tru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hatch" draw:fill-color="#ffd320" draw:fill-hatch-name="Red_20_Crossed_20_45_20_Degrees" draw:fill-hatch-solid="tru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cc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461900" draw:textarea-horizontal-align="justify" draw:textarea-vertical-align="middle" draw:auto-grow-height="false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78cm" svg:height="11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4.4cm" svg:x="1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1.6cm" svg:x="1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.34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5.54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6.2cm" svg:x="2.2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2.1cm" svg:x="4.44cm" svg:y="2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0.17cm" svg:x="1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17cm" svg:x="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0.17cm" svg:x="7.8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3.2cm" svg:x="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8cm" svg:height="0.17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cm" svg:height="0.17cm" svg:x="1.3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1.84cm" svg:x="1.17cm" svg:y="9.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11.14cm" svg:x="6.61cm" svg:y="0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1.04cm" svg:y="5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1.3cm" svg:y="5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1.56cm" svg:y="5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1.82cm" svg:y="5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2.08cm" svg:y="5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2.34cm" svg:y="5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2.6cm" svg:y="5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2.86cm" svg:y="5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3.12cm" svg:y="5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3.38cm" svg:y="5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3.64cm" svg:y="5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3.9cm" svg:y="5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cm" svg:height="0.17cm" svg:x="1.15cm" svg:y="7.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1.8cm" svg:x="1.0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0.5cm" svg:x="1.68cm" svg:y="8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1.94cm" svg:x="2cm" svg:y="7.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0.17cm" svg:x="7.79cm" svg:y="8.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4cm" svg:height="0.17cm" svg:x="2.01cm" svg:y="10.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1.62cm" svg:x="3.38cm" svg:y="8.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0.17cm" svg:x="7.79cm" svg:y="8.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84cm" svg:height="0.17cm" svg:x="3.55cm" svg:y="10.1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1.73cm" svg:x="3.55cm" svg:y="8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17cm" svg:x="7.81cm" svg:y="7.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6cm" svg:x="2.51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8cm" svg:height="0.17cm" svg:x="2.17cm" svg:y="8.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2.24cm" svg:x="2.17cm" svg:y="6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1.9cm" svg:x="2.34cm" svg:y="6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cm" svg:height="0.17cm" svg:x="2.34cm" svg:y="8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2cm" svg:height="0.17cm" svg:x="2.56cm" svg:y="8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1.84cm" svg:x="3.72cm" svg:y="8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5cm" svg:height="0.17cm" svg:x="3.83cm" svg:y="9.9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26cm" svg:height="0.26cm" svg:x="2.51cm" svg:y="6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51cm" svg:y="6.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2.51cm" svg:y="6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51cm" svg:y="6.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2.51cm" svg:y="5.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51cm" svg:y="5.6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0.4cm" svg:height="0.17cm" svg:x="2.34cm" svg:y="6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1.45cm" svg:x="2.51cm" svg:y="7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7cm" svg:height="0.17cm" svg:x="2.17cm" svg:y="6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8cm" svg:height="0.17cm" svg:x="1.25cm" svg:y="5.6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26cm" svg:height="0.26cm" svg:x="3.95cm" svg:y="6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95cm" svg:y="6.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3.95cm" svg:y="6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95cm" svg:y="6.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3.95cm" svg:y="5.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95cm" svg:y="5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1.7cm" svg:height="1.6cm" svg:x="3.59cm" svg:y="1.1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3.59cm" svg:y="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59cm" svg:y="2.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3.59cm" svg:y="1.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59cm" svg:y="1.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3.59cm" svg:y="1.4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59cm" svg:y="1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5.03cm" svg:y="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5.03cm" svg:y="2.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5.03cm" svg:y="1.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5.03cm" svg:y="1.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5.03cm" svg:y="1.4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5.03cm" svg:y="1.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0.26cm" svg:height="0.2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2.86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0.17cm" svg:x="7.79cm" svg:y="9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3.54cm" svg:x="3.42cm" svg:y="2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7cm" svg:height="3.79cm" svg:x="3.25cm" svg:y="1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7cm" svg:height="0.35cm" svg:x="3.99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7cm" svg:height="0.17cm" svg:x="3.59cm" svg:y="5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2.68cm" svg:x="3.59cm" svg:y="2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0.62cm" svg:x="4.21cm" svg:y="5.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0.17cm" svg:x="7.8cm" svg:y="7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9cm" svg:height="0.17cm" svg:x="3.99cm" svg:y="5.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2cm" svg:height="0.17cm" svg:x="3.76cm" svg:y="5.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2.31cm" svg:x="3.76cm" svg:y="2.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0.17cm" svg:x="7.8cm" svg:y="6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7cm" svg:height="0.17cm" svg:x="4cm" svg:y="6.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1.19cm" svg:x="4.38cm" svg:y="5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2cm" svg:height="0.17cm" svg:x="3.93cm" svg:y="5.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1.84cm" svg:x="3.93cm" svg:y="3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cm" svg:height="0.17cm" svg:x="4cm" svg:y="6.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1.62cm" svg:x="4.55cm" svg:y="4.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2cm" svg:height="0.17cm" svg:x="4.1cm" svg:y="4.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1.53cm" svg:x="4.1cm" svg:y="3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cm" svg:height="0.17cm" svg:x="4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1.99cm" svg:x="4.72cm" svg:y="4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2cm" svg:height="0.17cm" svg:x="4.27cm" svg:y="4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1.13cm" svg:x="4.27cm" svg:y="3.7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26cm" svg:height="0.26cm" svg:x="4.44cm" svg:y="4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4.44cm" svg:y="3.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4.44cm" svg:y="3.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4.44cm" svg:y="3.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4.44cm" svg:y="3.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4.44cm" svg:y="2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26cm" svg:height="0.26cm" svg:x="5.98cm" svg:y="4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5.98cm" svg:y="3.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5.98cm" svg:y="3.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5.98cm" svg:y="3.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5.98cm" svg:y="3.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5.98cm" svg:y="2.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0.26cm" svg:height="0.26cm" svg:x="4.695cm" svg:y="4.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4.955cm" svg:y="4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5.215cm" svg:y="4.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5.475cm" svg:y="4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5.735cm" svg:y="4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9cm" svg:height="0.17cm" svg:x="4.27cm" svg:y="3.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6cm" svg:height="0.17cm" svg:x="4.1cm" svg:y="3.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6cm" svg:height="0.17cm" svg:x="4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2.41cm" svg:x="4.89cm" svg:y="4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0.17cm" svg:x="4.45cm" svg:y="4.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75cm" svg:x="4.4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6cm" svg:height="0.17cm" svg:x="4.61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1.5cm" svg:x="4.7cm" svg:y="2.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0.17cm" svg:x="3.93cm" svg:y="3.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5cm" svg:height="0.17cm" svg:x="3.8cm" svg:y="2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8cm" svg:height="0.17cm" svg:x="3.59cm" svg:y="2.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3.86cm" svg:x="5.26cm" svg:y="4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4.03cm" svg:x="5.52cm" svg:y="4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4.2cm" svg:x="5.78cm" svg:y="4.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3cm" svg:x="4.588cm" svg:y="8.57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6cm" svg:height="0.26cm" svg:x="6.028cm" svg:y="9.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6.028cm" svg:y="9.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6.028cm" svg:y="9.0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6.028cm" svg:y="8.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6.028cm" svg:y="8.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26cm" svg:height="0.26cm" svg:x="4.588cm" svg:y="9.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4.588cm" svg:y="9.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4.588cm" svg:y="9.0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4.588cm" svg:y="8.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4.588cm" svg:y="8.57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51cm" svg:height="0.17cm" svg:x="6.078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1cm" svg:height="0.17cm" svg:x="6.078cm" svg:y="8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1cm" svg:height="0.17cm" svg:x="6.078cm" svg:y="9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1cm" svg:height="0.17cm" svg:x="4.64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0.38cm" svg:x="4.63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4cm" svg:height="0.17cm" svg:x="4.5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0.82cm" svg:x="4.42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cm" svg:height="0.17cm" svg:x="4.42cm" svg:y="8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1cm" svg:height="0.17cm" svg:x="4.29cm" svg:y="9.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1.24cm" svg:x="4.25cm" svg:y="8.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cm" svg:height="0.17cm" svg:x="4.25cm" svg:y="8.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15cm" svg:height="0.17cm" svg:x="5.07cm" svg:y="4.2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1.86cm" svg:x="5.07cm" svg:y="2.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1.88cm" svg:x="5.24cm" svg:y="2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5cm" svg:height="0.17cm" svg:x="5.06cm" svg:y="2.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cm" svg:height="0.17cm" svg:x="5.58cm" svg:y="3.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1.81cm" svg:x="5.58cm" svg:y="1.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7cm" svg:height="0.17cm" svg:x="5.41cm" svg:y="3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1.87cm" svg:x="5.41cm" svg:y="2.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3cm" svg:height="0.17cm" svg:x="5.75cm" svg:y="3.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1.86cm" svg:x="5.75cm" svg:y="1.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1.86cm" svg:x="6.02cm" svg:y="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3cm" svg:height="0.17cm" svg:x="5.07cm" svg:y="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9cm" svg:height="0.17cm" svg:x="3.42cm" svg:y="2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cm" svg:height="0.17cm" svg:x="3.26cm" svg:y="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7cm" svg:x="1.826cm" svg:y="1.3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6cm" svg:height="0.26cm" svg:x="1.826cm" svg:y="2.7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2.086cm" svg:y="2.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346cm" svg:y="2.7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2.606cm" svg:y="2.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866cm" svg:y="2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26cm" svg:height="0.26cm" svg:x="1.826cm" svg:y="1.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2.086cm" svg:y="1.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346cm" svg:y="1.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6cm" svg:height="0.26cm" svg:x="2.606cm" svg:y="1.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2.866cm" svg:y="1.3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0.17cm" svg:height="0.51cm" svg:x="2.91cm" svg:y="1.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0.51cm" svg:x="2.13cm" svg:y="1.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0.51cm" svg:x="1.6cm" svg:y="5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0.37cm" svg:x="1.87cm" svg:y="5.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17cm" svg:height="1.33cm" svg:x="2.65cm" svg:y="3.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17cm" svg:height="0.51cm" svg:x="2.4cm" svg:y="1.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0.51cm" svg:x="2.65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5cm" svg:height="0.17cm" svg:x="1.63cm" svg:y="0.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72cm" svg:x="1.35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0.26cm" svg:height="0.26cm" svg:x="1.68cm" svg:y="9.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1.68cm" svg:y="8.97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" draw:layer="layout" svg:width="0.67cm" svg:height="0.17cm" svg:x="1.2cm" svg:y="9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67cm" svg:height="0.17cm" svg:x="1.2cm" svg:y="9.2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26cm" svg:height="0.26cm" svg:x="3.12cm" svg:y="9.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3.12cm" svg:y="8.97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17cm" svg:height="0.36cm" svg:x="3.17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0.32cm" svg:x="3.18cm" svg:y="8.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7cm" svg:height="0.17cm" svg:x="1.17cm" svg:y="9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0.17cm" svg:x="2.1cm" svg:y="8.8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26cm" svg:height="0.26cm" svg:x="1.54cm" svg:y="8.2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6cm" svg:height="0.26cm" svg:x="1.54cm" svg:y="8.03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0.17cm" svg:height="0.4cm" svg:x="1.63cm" svg:y="8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1.14cm" svg:x="1.63cm" svg:y="7.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1.35cm" svg:y="10.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1.96cm" svg:y="1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cm" svg:height="0.26cm" svg:x="2.01cm" svg:y="10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29cm" svg:x="1.39cm" svg:y="11.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5.56cm" svg:y="10.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6.17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7cm" svg:height="0.3cm" svg:x="6.22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31cm" svg:x="5.59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6cm" svg:height="0.26cm" svg:x="3.59cm" svg:y="11.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6cm" svg:height="0.26cm" svg:x="3.85cm" svg:y="11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7cm" svg:height="0.37cm" svg:x="3.63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31cm" svg:x="3.9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1.5cm" svg:x="2.91cm" svg:y="3.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8cm" svg:height="0.17cm" svg:x="1.87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4cm" svg:height="0.17cm" svg:x="1.6cm" svg:y="5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1.33cm" svg:x="2.37cm" svg:y="3.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cm" svg:height="0.6cm" svg:x="1cm" svg:y="4.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2.01cm" svg:x="3.08cm" svg:y="3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7cm" svg:height="0.17cm" svg:x="1.35cm" svg:y="4.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0.99cm" svg:x="2.2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24cm" svg:height="0.17cm" svg:x="3.18cm" svg:y="5.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7cm" svg:height="0.7cm" svg:x="2.91cm" svg:y="2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4cm" svg:height="0.17cm" svg:x="5.24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44cm" svg:height="0.17cm" svg:x="5.076cm" svg:y="1.5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1cm" svg:height="0.17cm" svg:x="5.07cm" svg:y="2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8cm" svg:height="0.17cm" svg:x="5.07cm" svg:y="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4cm" svg:height="0.17cm" svg:x="2.91cm" svg:y="3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cm" svg:height="0.17cm" svg:x="1.63cm" svg:y="4.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1cm" svg:height="0.17cm" svg:x="2.13cm" svg:y="3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3cm" svg:height="0.17cm" svg:x="2.39cm" svg:y="3.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17cm" svg:height="1.03cm" svg:x="2.39cm" svg:y="2.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9cm" svg:height="0.17cm" svg:x="2.66cm" svg:y="3.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7cm" svg:height="0.87cm" svg:x="2.65cm" svg:y="2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7cm" svg:height="1.2cm" svg:x="2.13cm" svg:y="2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cm" svg:height="0.8cm" svg:x="1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cm" svg:height="3.36cm" svg:x="1.63cm" svg:y="0.8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3:38:18.298000000</meta:creation-date>
    <dc:date>2015-10-13T19:37:05.181000000</dc:date>
    <meta:editing-duration>PT2H33M20S</meta:editing-duration>
    <meta:editing-cycles>28</meta:editing-cycles>
    <meta:generator>LibreOffice/4.1.5.3$Windows_x86 LibreOffice_project/1c1366bba2ba2b554cd2ca4d87c06da81c05d24</meta:generator>
    <meta:document-statistic meta:object-count="250"/>
  </office:meta>
</office:document-meta>
</file>